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"/>
    <style:font-face style:name="Tahoma1" svg:font-family="Tahoma"/>
    <style:font-face style:name="arial" svg:font-family="arial, sans-serif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 fo:language="en" fo:country="US" fo:font-style="normal" fo:font-weight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 fo:language="en" fo:country="US" fo:font-style="italic" fo:font-weight="normal" fo:background-color="#dbe5f1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 fo:background-color="#dbe5f1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</style:style>
    <style:style style:name="P7" style:family="paragraph" style:parent-style-name="Preformatted_20_Text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22222" fo:letter-spacing="normal" fo:language="en" fo:country="US" fo:font-style="normal" fo:font-weight="normal"/>
    </style:style>
    <style:style style:name="T2" style:family="text">
      <style:text-properties fo:font-variant="normal" fo:text-transform="none" fo:color="#222222" fo:letter-spacing="normal" fo:language="en" fo:country="US" fo:font-style="italic" fo:font-weight="normal" fo:background-color="#dbe5f1"/>
    </style:style>
    <style:style style:name="T3" style:family="text">
      <style:text-properties fo:font-variant="normal" fo:text-transform="none" fo:color="#222222" fo:letter-spacing="normal" fo:background-color="#dbe5f1"/>
    </style:style>
    <style:style style:name="T4" style:family="text">
      <style:text-properties fo:font-variant="normal" fo:text-transform="none" fo:color="#1155cc" fo:letter-spacing="normal" fo:language="en" fo:country="US" fo:font-style="normal" fo:font-weight="normal"/>
    </style:style>
    <style:style style:name="T5" style:family="text">
      <style:text-properties fo:font-variant="normal" fo:text-transform="none" fo:color="#1155cc" fo:letter-spacing="normal" fo:language="en" fo:country="US" fo:font-style="italic" fo:font-weight="normal" fo:background-color="#dbe5f1"/>
    </style:style>
    <style:style style:name="T6" style:family="text">
      <style:text-properties fo:font-variant="normal" fo:text-transform="none" fo:color="#1155cc" style:font-name="Helvetica Neue" fo:font-size="10.5pt" fo:letter-spacing="normal" fo:language="en" fo:country="IN" fo:font-style="normal" fo:font-weight="normal"/>
    </style:style>
    <style:style style:name="T7" style:family="text">
      <style:text-properties fo:font-variant="normal" fo:text-transform="none" fo:letter-spacing="normal" fo:language="en" fo:country="US" fo:font-style="normal"/>
    </style:style>
    <style:style style:name="T8" style:family="text">
      <style:text-properties fo:font-variant="normal" fo:text-transform="none" fo:color="#303336" style:font-name="inherit" fo:font-size="9.75pt" fo:letter-spacing="normal" fo:language="en" fo:country="US" fo:font-style="normal" fo:font-weight="normal" fo:background-color="#eff0f1"/>
    </style:style>
    <style:style style:name="T9" style:family="text">
      <style:text-properties fo:font-variant="normal" fo:text-transform="none" fo:color="#7d2727" style:font-name="inherit" fo:font-size="9.75pt" fo:letter-spacing="normal" fo:language="en" fo:country="US" fo:font-style="normal" fo:font-weight="normal" fo:background-color="#eff0f1"/>
    </style:style>
    <style:style style:name="T10" style:family="text">
      <style:text-properties fo:language="en" fo:country="US" fo:font-style="italic" fo:font-weight="normal"/>
    </style:style>
    <style:style style:name="T11" style:family="text">
      <style:text-properties fo:font-style="italic" fo:background-color="#dbe5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 text:c="2"/><text:span text:style-name="T7">Install Nginx on this instance</text:span></text:p>
      <text:p text:style-name="P1">Nginx may not be availabe in the default yum repository so first install the epel-release repository</text:p>
      <text:p text:style-name="P5"><text:span text:style-name="T1">Refer to this link:  </text:span><text:a xlink:type="simple" xlink:href="https://aws.amazon.com/premiumsupport/knowledge-center/ec2-enable-epel/" office:target-frame-name="_blank" xlink:show="new" text:style-name="Internet_20_link" text:visited-style-name="Visited_20_Internet_20_Link"><text:span text:style-name="T4">https://aws.amazon.com/premiumsupport/knowledge-center/ec2-enable-epel/</text:span></text:a></text:p>
      <text:p text:style-name="P1">Install Nginx using the tips in following link</text:p>
      <text:p text:style-name="P5"><text:a xlink:type="simple" xlink:href="https://www.digitalocean.com/community/tutorials/how-to-install-nginx-on-centos-7" office:target-frame-name="_blank" xlink:show="new" text:style-name="Internet_20_link" text:visited-style-name="Visited_20_Internet_20_Link"><text:span text:style-name="T6">https://www.digitalocean.com/community/tutorials/how-to-install-nginx-on-centos-7</text:span></text:a></text:p>
      <text:p text:style-name="P1">Create a self signed certificate to use for Nginx (Some day before going production you might want to get a real CA signed certificate)</text:p>
      <text:p text:style-name="P1">Use the following command: <text:span text:style-name="T11">openssl req -x509 -nodes -days 730 -newkey rsa:3072 -sha384 -keyout &lt;somename&gt;_private.pem -out</text:span>  &lt;somename&gt;.crt -config certconfig.cnf</text:p>
      <text:p text:style-name="P1">Configure Nginx to (Sometimes the root nginx config will have server element disable that)</text:p>
      <text:p text:style-name="P1">Create a file /etc/nginx/conf.d/default.conf and fill with settings similar to below</text:p>
      <text:p text:style-name="P2">server {</text:p>
      <text:p text:style-name="P3">    <text:span text:style-name="T10">listen       80;</text:span></text:p>
      <text:p text:style-name="P5"><text:span text:style-name="T3">    </text:span><text:span text:style-name="T2">return 301 </text:span><text:span text:style-name="T5">https://$host$request_uri</text:span><text:span text:style-name="T2">;</text:span></text:p>
      <text:p text:style-name="P2">}</text:p>
      <text:p text:style-name="P4"> </text:p>
      <text:p text:style-name="P2">server {</text:p>
      <text:p text:style-name="P3">  <text:span text:style-name="T10">listen 443;</text:span></text:p>
      <text:p text:style-name="P3">  <text:span text:style-name="T10">server_name     localhost;</text:span></text:p>
      <text:p text:style-name="P4"> </text:p>
      <text:p text:style-name="P3">  <text:span text:style-name="T10">ssl_certificate           /etc/nginx/cert/skipq.crt;</text:span></text:p>
      <text:p text:style-name="P3">  <text:span text:style-name="T10">ssl_certificate_key       /etc/nginx/cert/skipq_private.pem;</text:span></text:p>
      <text:p text:style-name="P4"> </text:p>
      <text:p text:style-name="P3">  <text:span text:style-name="T10">ssl on;</text:span></text:p>
      <text:p text:style-name="P3">  <text:span text:style-name="T10">ssl_session_cache  builtin:1000  shared:SSL:10m;</text:span></text:p>
      <text:p text:style-name="P3">  <text:span text:style-name="T10">ssl_protocols  TLSv1 TLSv1.1 TLSv1.2;</text:span></text:p>
      <text:p text:style-name="P3">  <text:span text:style-name="T10">ssl_ciphers HIGH:!aNULL:!eNULL:!EXPORT:!CAMELLIA:!DES:!MD5:!PSK:!RC4;</text:span></text:p>
      <text:p text:style-name="P3">  <text:span text:style-name="T10">ssl_prefer_server_ciphers on;</text:span></text:p>
      <text:p text:style-name="P4"> </text:p>
      <text:p text:style-name="P3">  <text:span text:style-name="T10">access_log /var/log/nginx/skipq.access.log;</text:span></text:p>
      <text:p text:style-name="P4"> </text:p>
      <text:p text:style-name="P3">  <text:span text:style-name="T10">client_body_buffer_size 16K;</text:span></text:p>
      <text:p text:style-name="P3">  <text:span text:style-name="T10">client_max_body_size 200M;</text:span></text:p>
      <text:p text:style-name="P4"> </text:p>
      <text:p text:style-name="P3">  <text:span text:style-name="T10">location / {</text:span></text:p>
      <text:p text:style-name="P5"><text:span text:style-name="T3">    </text:span><text:span text:style-name="T2">proxy_pass           </text:span><text:a xlink:type="simple" xlink:href="http://localhost:8080/" office:target-frame-name="_blank" xlink:show="new" text:style-name="Internet_20_link" text:visited-style-name="Visited_20_Internet_20_Link"><text:span text:style-name="T5">http://localhost:8080</text:span></text:a><text:span text:style-name="T2">;</text:span></text:p>
      <text:p text:style-name="P3">    <text:span text:style-name="T10">proxy_set_header     Host $host;</text:span></text:p>
      <text:p text:style-name="P3"><text:soft-page-break/>    <text:span text:style-name="T10">proxy_set_header     X-Real-IP $remote_addr;</text:span></text:p>
      <text:p text:style-name="P3">    <text:span text:style-name="T10">proxy_set_header     X-Forwarded-For $proxy_add_x_forwarded_for;</text:span></text:p>
      <text:p text:style-name="P3">    <text:span text:style-name="T10">proxy_set_header     X-Forwarded-Proto $scheme;</text:span></text:p>
      <text:p text:style-name="P3">  <text:span text:style-name="T10">}</text:span></text:p>
      <text:p text:style-name="P2">}</text:p>
      <text:p text:style-name="P1">SeLinux will not allow Nginx to forward to tomcat, Use the solution in the following stackexchange page:</text:p>
      <text:p text:style-name="P5"><text:a xlink:type="simple" xlink:href="http://stackoverflow.com/questions/23948527/13-permission-denied-while-connecting-to-upstreamnginx" office:target-frame-name="_blank" xlink:show="new" text:style-name="Internet_20_link" text:visited-style-name="Visited_20_Internet_20_Link"><text:span text:style-name="T4"/></text:a></text:p>
      <text:p text:style-name="P5"><text:span text:style-name="T4">Use command:</text:span></text:p>
      <text:p text:style-name="P5"><text:span text:style-name="T4"/></text:p>
      <text:p text:style-name="P7"><text:span text:style-name="Source_20_Text"><text:span text:style-name="T8">setsebool -P httpd_can_network_connect </text:span></text:span><text:span text:style-name="Source_20_Text"><text:span text:style-name="T9">1</text:span></text:span></text:p>
      <text:p text:style-name="P5"><text:span text:style-name="T4"/></text:p>
      <text:p text:style-name="P5"><text:span text:style-name="T4"/></text:p>
      <text:p text:style-name="P6"><text:span text:style-name="T4">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"/>
    <style:font-face style:name="Tahoma1" svg:font-family="Tahoma"/>
    <style:font-face style:name="arial" svg:font-family="arial, sans-serif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9S</meta:editing-duration>
    <meta:editing-cycles>3</meta:editing-cycles>
    <meta:generator>OpenOffice/4.1.2$Win32 OpenOffice.org_project/412m3$Build-9782</meta:generator>
    <dc:date>2018-08-17T14:34:51.13</dc:date>
    <meta:document-statistic meta:table-count="0" meta:image-count="0" meta:object-count="0" meta:page-count="2" meta:paragraph-count="44" meta:word-count="183" meta:character-count="1792"/>
    <dc:creator>Dinesh Kabade</dc:creator>
    <meta:user-defined meta:name="Info 1"/>
    <meta:user-defined meta:name="Info 2"/>
    <meta:user-defined meta:name="Info 3"/>
    <meta:user-defined meta:name="Info 4"/>
  </office:meta>
</office:document-meta>
</file>